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rsid="001011db" officeooo:paragraph-rsid="001011db"/>
    </style:style>
    <style:style style:name="P2" style:family="paragraph" style:parent-style-name="Standard">
      <style:paragraph-properties fo:text-align="start" style:justify-single-word="false"/>
      <style:text-properties style:font-name="Arial" style:text-underline-style="none" officeooo:rsid="00134931" officeooo:paragraph-rsid="00134931"/>
    </style:style>
    <style:style style:name="P3" style:family="paragraph" style:parent-style-name="Standard">
      <style:paragraph-properties fo:text-align="start" style:justify-single-word="false"/>
      <style:text-properties style:font-name="Arial" style:text-underline-style="none" officeooo:rsid="0014f382" officeooo:paragraph-rsid="0014f382"/>
    </style:style>
    <style:style style:name="P4" style:family="paragraph" style:parent-style-name="Standard">
      <style:paragraph-properties fo:text-align="start" style:justify-single-word="false"/>
      <style:text-properties style:font-name="Arial" style:text-underline-style="none" officeooo:rsid="0015bc62" officeooo:paragraph-rsid="0015bc62"/>
    </style:style>
    <style:style style:name="P5" style:family="paragraph" style:parent-style-name="Standard">
      <style:paragraph-properties fo:text-align="start" style:justify-single-word="false"/>
      <style:text-properties style:font-name="Arial" style:text-underline-style="none" officeooo:rsid="00186689" officeooo:paragraph-rsid="00186689"/>
    </style:style>
    <style:style style:name="P6" style:family="paragraph" style:parent-style-name="Standard">
      <style:paragraph-properties fo:text-align="start" style:justify-single-word="false"/>
      <style:text-properties style:font-name="Arial" style:text-underline-style="none" officeooo:rsid="001b1601" officeooo:paragraph-rsid="001b1601"/>
    </style:style>
    <style:style style:name="P7" style:family="paragraph" style:parent-style-name="Standard">
      <style:paragraph-properties fo:text-align="start" style:justify-single-word="false"/>
      <style:text-properties style:font-name="Arial" style:text-underline-style="none" officeooo:rsid="001ca191" officeooo:paragraph-rsid="001ca191"/>
    </style:style>
    <style:style style:name="P8" style:family="paragraph" style:parent-style-name="Standard">
      <style:paragraph-properties fo:text-align="start" style:justify-single-word="false"/>
      <style:text-properties style:font-name="Arial" style:text-underline-style="none" officeooo:rsid="001e5c4e" officeooo:paragraph-rsid="001e5c4e"/>
    </style:style>
    <style:style style:name="P9" style:family="paragraph" style:parent-style-name="Standard">
      <style:paragraph-properties fo:text-align="center" style:justify-single-word="false"/>
      <style:text-properties fo:color="#c9211e" loext:opacity="100%" style:font-name="Arial" style:text-underline-style="solid" style:text-underline-width="auto" style:text-underline-color="font-color" officeooo:rsid="001011db" officeooo:paragraph-rsid="001011db"/>
    </style:style>
    <style:style style:name="P10" style:family="paragraph" style:parent-style-name="Standard">
      <style:paragraph-properties fo:text-align="start" style:justify-single-word="false"/>
      <style:text-properties fo:color="#c9211e" loext:opacity="100%" style:font-name="Arial" style:text-underline-style="none" officeooo:rsid="0015bc62" officeooo:paragraph-rsid="0015bc62"/>
    </style:style>
    <style:style style:name="P11" style:family="paragraph" style:parent-style-name="Standard">
      <style:paragraph-properties fo:text-align="start" style:justify-single-word="false"/>
      <style:text-properties fo:color="#c9211e" loext:opacity="100%" style:font-name="Arial" style:text-underline-style="none" officeooo:rsid="00134931" officeooo:paragraph-rsid="00134931"/>
    </style:style>
    <style:style style:name="P12" style:family="paragraph" style:parent-style-name="Standard">
      <style:paragraph-properties fo:text-align="start" style:justify-single-word="false"/>
      <style:text-properties fo:color="#c9211e" loext:opacity="100%" style:font-name="Arial" style:text-underline-style="none" officeooo:rsid="002cbbea" officeooo:paragraph-rsid="002cbbea"/>
    </style:style>
    <style:style style:name="P13" style:family="paragraph" style:parent-style-name="Standard">
      <style:paragraph-properties fo:text-align="start" style:justify-single-word="false"/>
      <style:text-properties style:use-window-font-color="true" loext:opacity="0%" style:font-name="Arial" style:text-underline-style="none" officeooo:rsid="0020b21c" officeooo:paragraph-rsid="001e5c4e"/>
    </style:style>
    <style:style style:name="P14" style:family="paragraph" style:parent-style-name="Standard">
      <style:paragraph-properties fo:text-align="start" style:justify-single-word="false"/>
      <style:text-properties style:use-window-font-color="true" loext:opacity="0%" style:font-name="Arial" style:text-underline-style="none" officeooo:rsid="00216bcd" officeooo:paragraph-rsid="00216bcd"/>
    </style:style>
    <style:style style:name="P15" style:family="paragraph" style:parent-style-name="Standard">
      <style:paragraph-properties fo:text-align="start" style:justify-single-word="false"/>
      <style:text-properties style:use-window-font-color="true" loext:opacity="0%" style:font-name="Arial" style:text-underline-style="none" officeooo:rsid="0021bd35" officeooo:paragraph-rsid="0021bd35"/>
    </style:style>
    <style:style style:name="P16" style:family="paragraph" style:parent-style-name="Standard">
      <style:paragraph-properties fo:text-align="start" style:justify-single-word="false"/>
      <style:text-properties style:use-window-font-color="true" loext:opacity="0%" style:font-name="Arial" style:text-underline-style="none" officeooo:rsid="00234698" officeooo:paragraph-rsid="00234698"/>
    </style:style>
    <style:style style:name="P17" style:family="paragraph" style:parent-style-name="Standard">
      <style:paragraph-properties fo:text-align="start" style:justify-single-word="false" fo:break-before="page"/>
      <style:text-properties style:use-window-font-color="true" loext:opacity="0%" style:font-name="Arial" style:text-underline-style="none" officeooo:rsid="00234698" officeooo:paragraph-rsid="00234698"/>
    </style:style>
    <style:style style:name="P18" style:family="paragraph" style:parent-style-name="Standard">
      <style:paragraph-properties fo:text-align="start" style:justify-single-word="false"/>
      <style:text-properties style:use-window-font-color="true" loext:opacity="0%" style:font-name="Arial" style:text-underline-style="none" officeooo:rsid="00268236" officeooo:paragraph-rsid="00268236"/>
    </style:style>
    <style:style style:name="P19" style:family="paragraph" style:parent-style-name="Standard">
      <style:paragraph-properties fo:text-align="start" style:justify-single-word="false"/>
      <style:text-properties style:use-window-font-color="true" loext:opacity="0%" style:font-name="Arial" style:text-underline-style="none" officeooo:rsid="002a8c1e" officeooo:paragraph-rsid="002a8c1e"/>
    </style:style>
    <style:style style:name="P20" style:family="paragraph" style:parent-style-name="Standard">
      <style:paragraph-properties fo:text-align="start" style:justify-single-word="false"/>
      <style:text-properties style:use-window-font-color="true" loext:opacity="0%" style:font-name="Arial" style:text-underline-style="none" officeooo:rsid="002cbbea" officeooo:paragraph-rsid="002cbbea"/>
    </style:style>
    <style:style style:name="P21" style:family="paragraph" style:parent-style-name="Standard">
      <style:paragraph-properties fo:text-align="start" style:justify-single-word="false"/>
      <style:text-properties style:use-window-font-color="true" loext:opacity="0%" style:font-name="Arial" style:text-underline-style="none" officeooo:rsid="002ed427" officeooo:paragraph-rsid="002ed427"/>
    </style:style>
    <style:style style:name="P22" style:family="paragraph" style:parent-style-name="Standard">
      <style:paragraph-properties fo:text-align="start" style:justify-single-word="false"/>
      <style:text-properties style:use-window-font-color="true" loext:opacity="0%" style:font-name="Arial" style:text-underline-style="none" officeooo:rsid="0030a0cd" officeooo:paragraph-rsid="0030a0cd"/>
    </style:style>
    <style:style style:name="P23" style:family="paragraph" style:parent-style-name="Standard">
      <style:paragraph-properties fo:text-align="start" style:justify-single-word="false"/>
      <style:text-properties style:use-window-font-color="true" loext:opacity="0%" style:font-name="Arial" style:text-underline-style="none" officeooo:rsid="00359247" officeooo:paragraph-rsid="00359247"/>
    </style:style>
    <style:style style:name="P24" style:family="paragraph" style:parent-style-name="Standard">
      <style:paragraph-properties fo:text-align="start" style:justify-single-word="false"/>
      <style:text-properties style:use-window-font-color="true" loext:opacity="0%" style:font-name="Arial" style:text-underline-style="none" officeooo:rsid="0038adf8" officeooo:paragraph-rsid="0038adf8"/>
    </style:style>
    <style:style style:name="P25" style:family="paragraph" style:parent-style-name="Standard">
      <style:paragraph-properties fo:text-align="start" style:justify-single-word="false"/>
      <style:text-properties style:use-window-font-color="true" loext:opacity="0%" style:font-name="Arial" style:text-underline-style="none" officeooo:rsid="0038adf8" officeooo:paragraph-rsid="0038adf8"/>
    </style:style>
    <style:style style:name="T1" style:family="text">
      <style:text-properties officeooo:rsid="001401e2"/>
    </style:style>
    <style:style style:name="T2" style:family="text">
      <style:text-properties officeooo:rsid="00157e0a"/>
    </style:style>
    <style:style style:name="T3" style:family="text">
      <style:text-properties officeooo:rsid="00195a84"/>
    </style:style>
    <style:style style:name="T4" style:family="text">
      <style:text-properties officeooo:rsid="001d519b"/>
    </style:style>
    <style:style style:name="T5" style:family="text">
      <style:text-properties officeooo:rsid="002035c1"/>
    </style:style>
    <style:style style:name="T6" style:family="text">
      <style:text-properties officeooo:rsid="0020b21c"/>
    </style:style>
    <style:style style:name="T7" style:family="text">
      <style:text-properties fo:color="#c9211e" loext:opacity="100%"/>
    </style:style>
    <style:style style:name="T8" style:family="text">
      <style:text-properties fo:color="#c9211e" loext:opacity="100%" officeooo:rsid="0020b21c"/>
    </style:style>
    <style:style style:name="T9" style:family="text">
      <style:text-properties officeooo:rsid="0022e092"/>
    </style:style>
    <style:style style:name="T10" style:family="text">
      <style:text-properties officeooo:rsid="002784f3"/>
    </style:style>
    <style:style style:name="T11" style:family="text">
      <style:text-properties officeooo:rsid="0027a9c1"/>
    </style:style>
    <style:style style:name="T12" style:family="text">
      <style:text-properties officeooo:rsid="002a8c1e"/>
    </style:style>
    <style:style style:name="T13" style:family="text">
      <style:text-properties officeooo:rsid="002c3aa0"/>
    </style:style>
    <style:style style:name="T14" style:family="text">
      <style:text-properties officeooo:rsid="0033ad42"/>
    </style:style>
    <style:style style:name="T15" style:family="text">
      <style:text-properties officeooo:rsid="00347aa4"/>
    </style:style>
    <style:style style:name="T16" style:family="text">
      <style:text-properties officeooo:rsid="003645fc"/>
    </style:style>
    <style:style style:name="T17" style:family="text">
      <style:text-properties officeooo:rsid="00385ab3"/>
    </style:style>
    <style:style style:name="T18" style:family="text">
      <style:text-properties officeooo:rsid="0038adf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Le recrutement, aspects juridiques</text:p>
      <text:p text:style-name="P1"/>
      <text:p text:style-name="P11">1. Loi du travail du 31 décembre 1992</text:p>
      <text:p text:style-name="P2"/>
      <text:p text:style-name="P2">⇒ 2 principes limitent le recrutement</text:p>
      <text:p text:style-name="P2"><text:tab/>⇒ Pertinence des infos demandées</text:p>
      <text:p text:style-name="P2"><text:tab/>⇒ Loyauté dans la collecte de ces infos</text:p>
      <text:p text:style-name="P2"/>
      <text:p text:style-name="P2">⇒ Pertinence :</text:p>
      <text:p text:style-name="P2"><text:tab/>⇒ Lien direct avec l’emploi proposé</text:p>
      <text:p text:style-name="P2"><text:tab/><text:tab/>⇒ <text:span text:style-name="T1">Le salarié doit répondre de « bonne foi »</text:span></text:p>
      <text:p text:style-name="P2"/>
      <text:p text:style-name="P3">⇒ Loyauté :</text:p>
      <text:p text:style-name="P3"><text:tab/>⇒ Le candidat est informé des méthodes d’aide au recrutement utilisé<text:span text:style-name="T2">es</text:span></text:p>
      <text:p text:style-name="P3"><text:tab/><text:tab/><text:span text:style-name="T2">⇒ L’entreprise devra indiquer au candidat ce qui l’attend</text:span></text:p>
      <text:p text:style-name="P3"><text:tab/><text:span text:style-name="T2">⇒ But plus pédagogique que normatif</text:span></text:p>
      <text:p text:style-name="P3"><text:tab/></text:p>
      <text:p text:style-name="P3"/>
      <text:p text:style-name="P10">2. Le contrat <text:span text:style-name="T5">à</text:span> durée indéterminée</text:p>
      <text:p text:style-name="P4"/>
      <text:p text:style-name="P4">A) Présentation générale</text:p>
      <text:p text:style-name="P4"/>
      <text:p text:style-name="P5">⇒ La norme juridique &amp; sociale</text:p>
      <text:p text:style-name="P5"/>
      <text:p text:style-name="P5">⇒ Une embauche présentée comme précaire</text:p>
      <text:p text:style-name="P5"><text:tab/>⇒ <text:span text:style-name="T3">p</text:span>eut constituer en fait une « super période » d’essai</text:p>
      <text:p text:style-name="P5"/>
      <text:p text:style-name="P6">⇒ CDI = contrat consensuel</text:p>
      <text:p text:style-name="P6"/>
      <text:p text:style-name="P7">⇒ 3 éléments :</text:p>
      <text:p text:style-name="P7"><text:tab/>⇒ Une prestation</text:p>
      <text:p text:style-name="P7"><text:tab/>⇒ Une rémunération</text:p>
      <text:p text:style-name="P7"><text:tab/>⇒ <text:span text:style-name="T4">Un lien de subordination</text:span></text:p>
      <text:p text:style-name="P7"><text:tab/></text:p>
      <text:p text:style-name="P8">⇒ Chaque partie peut y mettre fin à tout moment</text:p>
      <text:p text:style-name="P8"/>
      <text:p text:style-name="P8">⇒ Une certaine stabilité pour le salarié :</text:p>
      <text:p text:style-name="P8"><text:tab/><text:span text:style-name="T6">⇒ Licenciement prononcé que pour </text:span><text:span text:style-name="T8">une cause réelle et sérieuse</text:span></text:p>
      <text:p text:style-name="P13"><text:tab/>⇒ Il aura droit à des <text:span text:style-name="T7">indemnités de rupture</text:span></text:p>
      <text:p text:style-name="P13"><text:tab/>⇒ Si non respect des règles : retour au CDI automatique</text:p>
      <text:p text:style-name="P13"/>
      <text:p text:style-name="P13"/>
      <text:p text:style-name="P14">B) La période d’essai</text:p>
      <text:p text:style-name="P14"/>
      <text:p text:style-name="P15">⇒ Doit être différenciée :</text:p>
      <text:p text:style-name="P15"><text:tab/>⇒ de l’essai professionnel</text:p>
      <text:p text:style-name="P15"><text:tab/>⇒ <text:span text:style-name="T9">des périodes probatoires</text:span></text:p>
      <text:p text:style-name="P15"/>
      <text:p text:style-name="P16"/>
      <text:p text:style-name="P17">⇒ Le contrat de travail est valide mais :</text:p>
      <text:p text:style-name="P16"><text:tab/>⇒ à tout moment l’une des parties peut décider de le rompre immédiatement</text:p>
      <text:p text:style-name="P16"><text:tab/><text:tab/>⇒ sans procédure</text:p>
      <text:p text:style-name="P16"><text:tab/><text:tab/>⇒ ni motifs</text:p>
      <text:p text:style-name="P16"><text:tab/><text:tab/>⇒ ni indemnités</text:p>
      <text:p text:style-name="P16"/>
      <text:p text:style-name="P18">⇒ 2 questions importantes :</text:p>
      <text:p text:style-name="P18"><text:tab/>⇒ la durée de l’essai</text:p>
      <text:p text:style-name="P18"><text:tab/>⇒ <text:span text:style-name="T12">La rupture de l’essai</text:span></text:p>
      <text:p text:style-name="P18"/>
      <text:p text:style-name="P18">⇒ La durée :</text:p>
      <text:p text:style-name="P18"><text:tab/>⇒ L’essai ne se présume pas</text:p>
      <text:p text:style-name="P18"><text:tab/><text:tab/>⇒ <text:span text:style-name="T10">L’immense majorité des contrats prévoit une période d’essai</text:span></text:p>
      <text:p text:style-name="P18"><text:tab/><text:span text:style-name="T10">⇒ La loi fixe la durée max pour les contrats précaires :</text:span></text:p>
      <text:p text:style-name="P18"><text:tab/><text:tab/><text:span text:style-name="T10">⇒ 1j / semaine de travail</text:span></text:p>
      <text:p text:style-name="P18"><text:tab/><text:tab/><text:tab/><text:span text:style-name="T11">⇒ Ni les parties, ni la convention collective peuvent prévoir une durée <text:tab/><text:tab/><text:tab/><text:tab/>supérieure</text:span></text:p>
      <text:p text:style-name="P18"/>
      <text:p text:style-name="P18"><text:tab/><text:span text:style-name="T11">⇒ Pour les CDI</text:span></text:p>
      <text:p text:style-name="P18"><text:tab/><text:tab/><text:span text:style-name="T11">⇒ 2 mois ouvrier / employés</text:span></text:p>
      <text:p text:style-name="P18"><text:tab/><text:tab/><text:span text:style-name="T11">⇒ 3 mois pour agents de maîtrise et technicien</text:span></text:p>
      <text:p text:style-name="P18"><text:tab/><text:tab/><text:span text:style-name="T11">⇒ 4 mois pour cadre</text:span></text:p>
      <text:p text:style-name="P18"><text:tab/><text:span text:style-name="T11">⇒ Un employeur ne peut stipuler une durée supérieure</text:span></text:p>
      <text:p text:style-name="P18"><text:tab/><text:tab/><text:span text:style-name="T11">⇒ Peut fixer une durée inférieure</text:span></text:p>
      <text:p text:style-name="P18"><text:tab/></text:p>
      <text:p text:style-name="P18"><text:tab/><text:span text:style-name="T12">⇒ Cette durée max doit inclure les renouvellements éventuels</text:span></text:p>
      <text:p text:style-name="P18"/>
      <text:p text:style-name="P19">⇒ La rupture :</text:p>
      <text:p text:style-name="P19"><text:tab/>⇒ Ni un licenciement, ni une démission</text:p>
      <text:p text:style-name="P19"><text:tab/><text:tab/>⇒ Tout rupture pour faute engendre une procédure</text:p>
      <text:p text:style-name="P19"><text:tab/><text:tab/>⇒ « Vous ne faites pas l’affaire »</text:p>
      <text:p text:style-name="P19"/>
      <text:p text:style-name="P19"><text:tab/><text:span text:style-name="T13">⇒ Le salarié est prévenu dans un délai « raisonnable »</text:span></text:p>
      <text:p text:style-name="P19"/>
      <text:p text:style-name="P19"><text:tab/><text:span text:style-name="T13">⇒ L’intention de nuire, prouvé par le salarié demandeur</text:span></text:p>
      <text:p text:style-name="P19"><text:tab/><text:tab/><text:span text:style-name="T13">⇒ Permet d’obtenir réparation du préjudice matériel et moral</text:span></text:p>
      <text:p text:style-name="P19"/>
      <text:p text:style-name="P18"/>
      <text:p text:style-name="P12">3. Les contrats atypiques</text:p>
      <text:p text:style-name="P20"/>
      <text:p text:style-name="P20">⇒ Les entreprise ont toujours disposé d’une gamme d’options pour se procurer de la main <text:tab/>d’œuvre</text:p>
      <text:p text:style-name="P20"/>
      <text:p text:style-name="P20">⇒ Aujourd’hui</text:p>
      <text:p text:style-name="P20"><text:tab/>⇒ Différenciation et une sophistication croissante des formes d’emploi</text:p>
      <text:p text:style-name="P20"/>
      <text:p text:style-name="P20">⇒ L’entreprise tend à externaliser les problèmes potentiels</text:p>
      <text:p text:style-name="P20"/>
      <text:p text:style-name="P21">⇒ Les stratégies d’emploi consistent à arbitrer entre :</text:p>
      <text:p text:style-name="P21"><text:tab/>⇒ L’emploi régulier</text:p>
      <text:p text:style-name="P21"><text:tab/>⇒ L’emploi sous statue différenciée</text:p>
      <text:p text:style-name="P21"><text:tab/>⇒ L’emploi extériorisé</text:p>
      <text:p text:style-name="P22"><text:soft-page-break/>⇒ Les CDD et CTT sont très différents dans leur essence juridique</text:p>
      <text:p text:style-name="P22"><text:tab/><text:span text:style-name="T14">⇒ CDD = salarié de l’entreprise</text:span></text:p>
      <text:p text:style-name="P22"><text:tab/><text:span text:style-name="T14">⇒ Intérimaire :</text:span></text:p>
      <text:p text:style-name="P22"><text:tab/><text:tab/><text:span text:style-name="T14">⇒ juridiquement un salarié de l’entreprise de travail temporair</text:span><text:span text:style-name="T15">e</text:span></text:p>
      <text:p text:style-name="P22"><text:tab/><text:tab/><text:span text:style-name="T15">⇒ Aucun lien entre l’intérimaire et l’entreprise</text:span></text:p>
      <text:p text:style-name="P22"/>
      <text:p text:style-name="P23">⇒ Recoure au travail précaire :</text:p>
      <text:p text:style-name="P23"><text:tab/>⇒ Ne peut avoir pour objet de pourvoir durablement un emploi lié à l’activité <text:tab/><text:tab/><text:tab/>normale et permanente de l’entreprise</text:p>
      <text:p text:style-name="P23"/>
      <text:p text:style-name="P23"><text:tab/>⇒ Interdit de recourir aux emplois précaires pour :</text:p>
      <text:p text:style-name="P23"><text:tab/><text:tab/>⇒ remplacer un salarié en grève</text:p>
      <text:p text:style-name="P23"><text:tab/><text:tab/>⇒ certain travaux particulièrement dangereux</text:p>
      <text:p text:style-name="P23"><text:tab/><text:tab/>⇒ <text:span text:style-name="T16">poste ayant fait l’objet d’un licenciement économique de moins de 6 mois</text:span></text:p>
      <text:p text:style-name="P23"><text:tab/></text:p>
      <text:p text:style-name="P23"><text:tab/><text:span text:style-name="T17">⇒ Cas de recours :</text:span></text:p>
      <text:p text:style-name="P23"><text:tab/><text:tab/><text:span text:style-name="T17">⇒ Remplacement : salarié absent</text:span></text:p>
      <text:p text:style-name="P23"><text:tab/><text:tab/><text:span text:style-name="T17">⇒ Variation exceptionnelles d’activité</text:span></text:p>
      <text:p text:style-name="P23"><text:tab/><text:tab/><text:span text:style-name="T18">⇒ Variation inhérentes à la nature des activités de l’entreprise, emplois <text:tab/><text:tab/><text:tab/><text:tab/>saisonniers</text:span></text:p>
      <text:p text:style-name="P23"><text:tab/><text:tab/><text:span text:style-name="T18">⇒ Incitation à l’embauche : contrats de réinsertion des chômeurs longue <text:tab/><text:tab/><text:tab/><text:tab/>durée</text:span></text:p>
      <text:p text:style-name="P23"/>
      <text:p text:style-name="P24"><text:tab/>⇒ être forcément écrit</text:p>
      <text:p text:style-name="P24"><text:tab/>⇒ mentionner leur obje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7T09:03:46.435234688</meta:creation-date>
    <dc:date>2023-10-05T09:09:00.999674239</dc:date>
    <meta:editing-duration>PT56M2S</meta:editing-duration>
    <meta:editing-cycles>43</meta:editing-cycles>
    <meta:generator>LibreOffice/7.5.6.2$Linux_X86_64 LibreOffice_project/50$Build-2</meta:generator>
    <dc:creator>Lucas Da SIlveira</dc:creator>
    <meta:document-statistic meta:table-count="0" meta:image-count="0" meta:object-count="0" meta:page-count="3" meta:paragraph-count="90" meta:word-count="596" meta:character-count="3478" meta:non-whitespace-character-count="2863"/>
  </office:meta>
</office:document-meta>
</file>